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049201" officeooo:paragraph-rsid="00049201" style:font-size-asian="21pt" style:font-size-complex="21pt"/>
    </style:style>
    <style:style style:name="P2" style:family="paragraph" style:parent-style-name="Standard">
      <style:text-properties fo:font-size="21pt" officeooo:rsid="0005f1f8" officeooo:paragraph-rsid="0005f1f8" style:font-size-asian="21pt" style:font-size-complex="21pt"/>
    </style:style>
    <style:style style:name="T1" style:family="text">
      <style:text-properties officeooo:rsid="0005f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</text:p>
      <text:p text:style-name="P2">0. Use of only ONE flask server with arduinos connected from other devices.</text:p>
      <text:p text:style-name="P2"/>
      <text:p text:style-name="P1">1. <text:span text:style-name="T1">Red button from an arduino as a smart oven. Button turns off if finished.</text:span></text:p>
      <text:p text:style-name="P1"/>
      <text:p text:style-name="P2">2. Can save the data to a csv.</text:p>
      <text:p text:style-name="P2"/>
      <text:p text:style-name="P2">3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09:23:28.137053867</meta:creation-date>
    <dc:date>2022-10-17T09:33:00.577679734</dc:date>
    <meta:editing-duration>PT9M3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38" meta:character-count="196" meta:non-whitespace-character-count="162"/>
  </office:meta>
</office:document-meta>
</file>